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16.67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35.45mm" fo:break-before="auto" style:use-optimal-row-height="false"/>
    </style:style>
    <style:style style:name="ro6" style:family="table-row">
      <style:table-row-properties style:row-height="11.11mm" fo:break-before="auto" style:use-optimal-row-height="false"/>
    </style:style>
    <style:style style:name="ta1" style:family="table" style:master-page-name="PageStyle_5f_Аркуш1">
      <style:table-properties table:display="true" style:writing-mode="lr-tb"/>
    </style:style>
    <style:style style:name="ta2" style:family="table" style:master-page-name="PageStyle_5f_Аркуш2">
      <style:table-properties table:display="true" style:writing-mode="lr-tb"/>
    </style:style>
    <style:style style:name="ta3" style:family="table" style:master-page-name="PageStyle_5f_Аркуш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3c7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ркуш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</table:table-cell>
          <table:covered-table-cell table:number-columns-repeated="13"/>
          <table:table-cell table:number-columns-repeated="50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 table:number-columns-spanned="14" table:number-rows-spanned="1"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/text:p>
          </table:table-cell>
          <table:covered-table-cell table:number-columns-repeated="13"/>
          <table:table-cell table:number-columns-repeated="50"/>
        </table:table-row>
        <table:table-row table:style-name="ro2">
          <table:table-cell table:number-columns-repeated="64"/>
        </table:table-row>
        <table:table-row table:style-name="ro4">
          <table:table-cell table:style-name="ce2" office:value-type="string" calcext:value-type="string" table:number-columns-spanned="2" table:number-rows-spanned="1">
            <text:p>Пример выполнения работы:</text:p>
          </table:table-cell>
          <table:covered-table-cell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3" office:value-type="string" calcext:value-type="string">
            <text:p>Лимонад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62"/>
        </table:table-row>
        <table:table-row table:style-name="ro4">
          <table:table-cell table:style-name="ce3" office:value-type="string" calcext:value-type="string">
            <text:p>Торт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62"/>
        </table:table-row>
        <table:table-row table:style-name="ro4">
          <table:table-cell table:style-name="ce3" office:value-type="string" calcext:value-type="string">
            <text:p>Тик-так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2"/>
        </table:table-row>
        <table:table-row table:style-name="ro2">
          <table:table-cell table:number-columns-repeated="6"/>
          <table:table-cell office:value-type="string" calcext:value-type="string">
            <text:p><text:s text:c="3"/></text:p>
          </table:table-cell>
          <table:table-cell table:number-columns-repeated="57"/>
        </table:table-row>
        <table:table-row table:style-name="ro4">
          <table:table-cell table:style-name="ce4"/>
          <table:table-cell table:style-name="ce5" office:value-type="string" calcext:value-type="string">
            <text:p>Лимонад</text:p>
          </table:table-cell>
          <table:table-cell table:style-name="ce5" office:value-type="string" calcext:value-type="string">
            <text:p>Торт</text:p>
          </table:table-cell>
          <table:table-cell table:style-name="ce5" office:value-type="string" calcext:value-type="string">
            <text:p>Тик-так</text:p>
          </table:table-cell>
          <table:table-cell table:style-name="ce5" office:value-type="string" calcext:value-type="string">
            <text:p>Калории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Буратино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4" table:formula="of:=SUM([.B12]*15;[.C12]*150;[.D12]*2)" office:value-type="float" office:value="715" calcext:value-type="float">
            <text:p>71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Мальвина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formula="of:=SUM([.B13]*15;[.C13]*150;[.D13]*2)" office:value-type="float" office:value="169" calcext:value-type="float">
            <text:p>16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Пьеро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formula="of:=SUM([.B14]*15;[.C14]*150;[.D14]*2)" office:value-type="float" office:value="330" calcext:value-type="float">
            <text:p>33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Дуремар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formula="of:=SUM([.B15]*15;[.C15]*150;[.D15]*2)" office:value-type="float" office:value="480" calcext:value-type="float">
            <text:p>48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Всего</text:p>
          </table:table-cell>
          <table:table-cell table:style-name="ce4" table:formula="of:=SUM([.B12];[.B13];[.B14];[.B15])" office:value-type="float" office:value="10" calcext:value-type="float">
            <text:p>10</text:p>
          </table:table-cell>
          <table:table-cell table:style-name="ce4" table:formula="of:=SUM([.C12];[.C13];[.C14];[.C15])" office:value-type="float" office:value="10" calcext:value-type="float">
            <text:p>10</text:p>
          </table:table-cell>
          <table:table-cell table:style-name="ce4" table:formula="of:=SUM([.D12];[.D13];[.D14];[.D15])" office:value-type="float" office:value="22" calcext:value-type="float">
            <text:p>22</text:p>
          </table:table-cell>
          <table:table-cell table:style-name="ce4" table:formula="of:=SUM([.E15];[.E14];[.E13];[.E12])" office:value-type="float" office:value="1694" calcext:value-type="float">
            <text:p>169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Калории</text:p>
          </table:table-cell>
          <table:table-cell table:style-name="ce4" table:formula="of:=[.B16]*15" office:value-type="float" office:value="150" calcext:value-type="float">
            <text:p>150</text:p>
          </table:table-cell>
          <table:table-cell table:style-name="ce4" table:formula="of:=[.C16]*150" office:value-type="float" office:value="1500" calcext:value-type="float">
            <text:p>1500</text:p>
          </table:table-cell>
          <table:table-cell table:style-name="ce4" table:formula="of:=[.D16]*2" office:value-type="float" office:value="44" calcext:value-type="float">
            <text:p>44</text:p>
          </table:table-cell>
          <table:table-cell table:style-name="ce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4">
          <table:table-cell table:style-name="ce6" office:value-type="string" calcext:value-type="string" table:number-columns-spanned="6" table:number-rows-spanned="1">
            <text:p>2. Построить диаграмму типа Гистограмма «Сколько калорий употребил каждый участник».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>
            <draw:frame table:end-cell-address="Аркуш1.E33" table:end-x="1.72mm" table:end-y="4.23mm" draw:z-index="0" draw:name="Chart 2" draw:style-name="gr1" draw:text-style-name="P1" svg:width="114.82mm" svg:height="70.9mm" svg:x="0mm" svg:y="0mm">
              <draw:object draw:notify-on-update-of-ranges="Аркуш1.A12:Аркуш1.A17 Аркуш1.B11:Аркуш1.B11 Аркуш1.B12:Аркуш1.B17 Аркуш1.C11:Аркуш1.C11 Аркуш1.C12:Аркуш1.C17 Аркуш1.D11:Аркуш1.D11 Аркуш1.D12:Аркуш1.D17 Аркуш1.E11:Аркуш1.E11 Аркуш1.E12:Аркуш1.E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Аркуш2" table:style-name="ta2">
        <table:table-column table:style-name="co1" table:number-columns-repeated="64" table:default-cell-style-name="Default"/>
        <table:table-row table:style-name="ro4">
          <table:table-cell table:style-name="ce7" office:value-type="string" calcext:value-type="string" table:number-columns-spanned="13" table:number-rows-spanned="4">
            <text:p>1. На складе компьютерной техники хранятся компьютеры по цене 100 монет, принтеры по цене 55 монет, сканеры по цене 78 монет. Мальвина, <text:s/>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<text:s/>7 компьютеров и 4 принтера . Лиса Алиса – 8 компьютеров, 1 сканер и 6 принтеров.</text:p>
          </table:table-cell>
          <table:covered-table-cell table:number-columns-repeated="12"/>
          <table:table-cell table:number-columns-repeated="51"/>
        </table:table-row>
        <table:table-row table:style-name="ro2">
          <table:covered-table-cell table:number-columns-repeated="13"/>
          <table:table-cell table:number-columns-repeated="51"/>
        </table:table-row>
        <table:table-row table:style-name="ro2">
          <table:covered-table-cell table:number-columns-repeated="13"/>
          <table:table-cell table:number-columns-repeated="51"/>
        </table:table-row>
        <table:table-row table:style-name="ro2">
          <table:covered-table-cell table:number-columns-repeated="13"/>
          <table:table-cell table:number-columns-repeated="51"/>
        </table:table-row>
        <table:table-row table:style-name="ro4">
          <table:table-cell table:style-name="ce8" table:number-columns-repeated="12"/>
          <table:table-cell table:number-columns-repeated="52"/>
        </table:table-row>
        <table:table-row table:style-name="ro2" table:number-rows-repeated="2">
          <table:table-cell table:number-columns-repeated="64"/>
        </table:table-row>
        <table:table-row table:style-name="ro4">
          <table:table-cell/>
          <table:table-cell table:style-name="ce9"/>
          <table:table-cell table:style-name="ce9" office:value-type="string" calcext:value-type="string">
            <text:p>Компьютеры</text:p>
          </table:table-cell>
          <table:table-cell table:style-name="ce9" office:value-type="string" calcext:value-type="string">
            <text:p>Сканеры</text:p>
          </table:table-cell>
          <table:table-cell table:style-name="ce9" office:value-type="string" calcext:value-type="string">
            <text:p>Принтеры</text:p>
          </table:table-cell>
          <table:table-cell table:style-name="ce9" office:value-type="string" calcext:value-type="string">
            <text:p>Выручка</text:p>
          </table:table-cell>
          <table:table-cell table:style-name="ce9" office:value-type="string" calcext:value-type="string">
            <text:p>Единиц техники</text:p>
          </table:table-cell>
          <table:table-cell table:number-columns-repeated="57"/>
        </table:table-row>
        <table:table-row table:style-name="ro4">
          <table:table-cell/>
          <table:table-cell table:style-name="ce9" office:value-type="string" calcext:value-type="string">
            <text:p>Мальвина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0" table:formula="of:=SUM([.C9]*100; [.D9]*78; [.E9]*55)" office:value-type="float" office:value="1280" calcext:value-type="float">
            <text:p>1280</text:p>
          </table:table-cell>
          <table:table-cell table:style-name="ce11" table:formula="of:=SUM([.C9]; [.D9]; [.E9])" office:value-type="float" office:value="15" calcext:value-type="float">
            <text:p>15</text:p>
          </table:table-cell>
          <table:table-cell table:number-columns-repeated="57"/>
        </table:table-row>
        <table:table-row table:style-name="ro4">
          <table:table-cell/>
          <table:table-cell table:style-name="ce9" office:value-type="string" calcext:value-type="string">
            <text:p>Буратино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SUM([.C10]*100; [.D10]*78; [.E10]*55)" office:value-type="float" office:value="1061" calcext:value-type="float">
            <text:p>1061</text:p>
          </table:table-cell>
          <table:table-cell table:style-name="ce12" table:formula="of:=SUM([.C10]; [.D10]; [.E10])" office:value-type="float" office:value="16" calcext:value-type="float">
            <text:p>16</text:p>
          </table:table-cell>
          <table:table-cell table:number-columns-repeated="57"/>
        </table:table-row>
        <table:table-row table:style-name="ro4">
          <table:table-cell/>
          <table:table-cell table:style-name="ce9" office:value-type="string" calcext:value-type="string">
            <text:p>Пьеро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table:formula="of:=SUM([.C11]*100; [.D11]*78; [.E11]*55)" office:value-type="float" office:value="920" calcext:value-type="float">
            <text:p>920</text:p>
          </table:table-cell>
          <table:table-cell table:style-name="ce13" table:formula="of:=SUM([.C11]; [.D11]; [.E11])" office:value-type="float" office:value="11" calcext:value-type="float">
            <text:p>11</text:p>
          </table:table-cell>
          <table:table-cell table:number-columns-repeated="57"/>
        </table:table-row>
        <table:table-row table:style-name="ro4">
          <table:table-cell/>
          <table:table-cell table:style-name="ce9" office:value-type="string" calcext:value-type="string">
            <text:p>Лиса Алиса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SUM([.C12]*100; [.D12]*78; [.E12]*55)" office:value-type="float" office:value="1208" calcext:value-type="float">
            <text:p>1208</text:p>
          </table:table-cell>
          <table:table-cell table:style-name="ce14" table:formula="of:=SUM([.C12]; [.D12]; [.E12])" office:value-type="float" office:value="15" calcext:value-type="float">
            <text:p>15</text:p>
          </table:table-cell>
          <table:table-cell table:number-columns-repeated="57"/>
        </table:table-row>
        <table:table-row table:style-name="ro4">
          <table:table-cell/>
          <table:table-cell table:style-name="ce9" office:value-type="string" calcext:value-type="string">
            <text:p>Всего:</text:p>
          </table:table-cell>
          <table:table-cell table:style-name="ce10" table:formula="of:=SUM([.C9]; [.C10]; [.C12]; [.C11])" office:value-type="float" office:value="23" calcext:value-type="float">
            <text:p>23</text:p>
          </table:table-cell>
          <table:table-cell table:style-name="ce10" table:formula="of:=SUM([.D9]; [.D10]; [.D11]; [.D12])" office:value-type="float" office:value="13" calcext:value-type="float">
            <text:p>13</text:p>
          </table:table-cell>
          <table:table-cell table:style-name="ce10" table:formula="of:=SUM([.E9]; [.E10]; [.E11]; [.E12])" office:value-type="float" office:value="21" calcext:value-type="float">
            <text:p>21</text:p>
          </table:table-cell>
          <table:table-cell table:style-name="ce10" table:formula="of:=SUM([.F9]; [.F10]; [.F11]; [.F12])" office:value-type="float" office:value="4469" calcext:value-type="float">
            <text:p>4469</text:p>
          </table:table-cell>
          <table:table-cell table:style-name="ce10" table:formula="of:=SUM([.G9]; [.G10]; [.G11]; [.G12])" office:value-type="float" office:value="57" calcext:value-type="float">
            <text:p>57</text:p>
          </table:table-cell>
          <table:table-cell table:number-columns-repeated="57"/>
        </table:table-row>
        <table:table-row table:style-name="ro4">
          <table:table-cell/>
          <table:table-cell table:style-name="ce9" office:value-type="string" calcext:value-type="string">
            <text:p>Виручка:</text:p>
          </table:table-cell>
          <table:table-cell table:style-name="ce4" table:formula="of:=[.C13]*100" office:value-type="float" office:value="2300" calcext:value-type="float">
            <text:p>2300</text:p>
          </table:table-cell>
          <table:table-cell table:style-name="ce4" table:formula="of:=[.D13]*78" office:value-type="float" office:value="1014" calcext:value-type="float">
            <text:p>1014</text:p>
          </table:table-cell>
          <table:table-cell table:style-name="ce4" table:formula="of:=[.E13]*55" office:value-type="float" office:value="1155" calcext:value-type="float">
            <text:p>1155</text:p>
          </table:table-cell>
          <table:table-cell table:style-name="ce4" table:number-columns-repeated="2"/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4">
          <table:table-cell table:style-name="ce6" office:value-type="string" calcext:value-type="string" table:number-columns-spanned="8" table:number-rows-spanned="1">
            <text:p>2. Построить диаграмму типа Круговая «Сколько единиц техники было продано каждым владельцем магазина».</text:p>
          </table:table-cell>
          <table:covered-table-cell table:number-columns-repeated="7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>
            <draw:frame table:end-cell-address="Аркуш2.E31" table:end-x="5.16mm" table:end-y="3.69mm" draw:z-index="0" draw:name="Chart 1" draw:style-name="gr1" draw:text-style-name="P1" svg:width="92.07mm" svg:height="70.63mm" svg:x="26.19mm" svg:y="5.29mm">
              <draw:object draw:notify-on-update-of-ranges="Аркуш2.G9:Аркуш2.G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3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Аркуш3" table:style-name="ta3">
        <table:table-column table:style-name="co1" table:number-columns-repeated="64" table:default-cell-style-name="Default"/>
        <table:table-row table:style-name="ro5">
          <table:table-cell table:style-name="ce1" office:value-type="string" calcext:value-type="string" table:number-columns-spanned="23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  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22"/>
          <table:table-cell table:number-columns-repeated="41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6" office:value-type="string" calcext:value-type="string" table:number-columns-spanned="9" table:number-rows-spanned="1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covered-table-cell table:number-columns-repeated="8"/>
          <table:table-cell table:style-name="ce25" table:number-columns-repeated="2"/>
          <table:table-cell table:number-columns-repeated="53"/>
        </table:table-row>
        <table:table-row table:style-name="ro2" table:number-rows-repeated="4">
          <table:table-cell table:number-columns-repeated="64"/>
        </table:table-row>
        <table:table-row table:style-name="ro6">
          <table:table-cell table:number-columns-repeated="2"/>
          <table:table-cell table:style-name="ce5"/>
          <table:table-cell table:style-name="ce15" office:value-type="string" calcext:value-type="string">
            <text:p>Стихотворение</text:p>
          </table:table-cell>
          <table:table-cell table:style-name="ce15" office:value-type="string" calcext:value-type="string">
            <text:p><text:s/>Книги</text:p>
          </table:table-cell>
          <table:table-cell table:style-name="ce15" office:value-type="string" calcext:value-type="string">
            <text:p>Задачи</text:p>
          </table:table-cell>
          <table:table-cell table:style-name="ce20" office:value-type="string" calcext:value-type="string">
            <text:p>Получено конфет</text:p>
          </table:table-cell>
          <table:table-cell table:style-name="ce23"/>
          <table:table-cell table:number-columns-repeated="56"/>
        </table:table-row>
        <table:table-row table:style-name="ro4">
          <table:table-cell table:number-columns-repeated="2"/>
          <table:table-cell table:style-name="ce15" office:value-type="string" calcext:value-type="string">
            <text:p>Буратино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1" table:formula="of:=SUM([.D10]*4; [.E10]*33; [.F10]*5)" office:value-type="float" office:value="83" calcext:value-type="float">
            <text:p>83</text:p>
          </table:table-cell>
          <table:table-cell table:style-name="ce24"/>
          <table:table-cell table:number-columns-repeated="56"/>
        </table:table-row>
        <table:table-row table:style-name="ro4">
          <table:table-cell table:number-columns-repeated="2"/>
          <table:table-cell table:style-name="ce15" office:value-type="string" calcext:value-type="string">
            <text:p>Пьеро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1" table:formula="of:=SUM([.D11]*4; [.E11]*33; [.F11]*5)" office:value-type="float" office:value="430" calcext:value-type="float">
            <text:p>430</text:p>
          </table:table-cell>
          <table:table-cell table:style-name="ce24"/>
          <table:table-cell table:number-columns-repeated="56"/>
        </table:table-row>
        <table:table-row table:style-name="ro4">
          <table:table-cell table:number-columns-repeated="2"/>
          <table:table-cell table:style-name="ce16" office:value-type="string" calcext:value-type="string">
            <text:p>Пудель Артемон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21" table:formula="of:=SUM([.D12]*4; [.E12]*33; [.F12]*5)" office:value-type="float" office:value="174" calcext:value-type="float">
            <text:p>174</text:p>
          </table:table-cell>
          <table:table-cell table:style-name="ce24"/>
          <table:table-cell table:number-columns-repeated="56"/>
        </table:table-row>
        <table:table-row table:style-name="ro4">
          <table:table-cell table:number-columns-repeated="2"/>
          <table:table-cell table:style-name="ce15" office:value-type="string" calcext:value-type="string">
            <text:p>Всего:</text:p>
          </table:table-cell>
          <table:table-cell table:style-name="ce4" table:formula="of:=SUM([.D12]; [.D11]; [.D10])" office:value-type="float" office:value="28" calcext:value-type="float">
            <text:p>28</text:p>
          </table:table-cell>
          <table:table-cell table:style-name="ce4" table:formula="of:=SUM([.E12]; [.E11]; [.E10])" office:value-type="float" office:value="15" calcext:value-type="float">
            <text:p>15</text:p>
          </table:table-cell>
          <table:table-cell table:style-name="ce4" table:formula="of:=SUM([.F12]; [.F11]; [.F10])" office:value-type="float" office:value="16" calcext:value-type="float">
            <text:p>16</text:p>
          </table:table-cell>
          <table:table-cell table:style-name="ce21" table:formula="of:=SUM([.G12]; [.G11]; [.G10])" office:value-type="float" office:value="687" calcext:value-type="float">
            <text:p>687</text:p>
          </table:table-cell>
          <table:table-cell table:style-name="ce24"/>
          <table:table-cell table:number-columns-repeated="56"/>
        </table:table-row>
        <table:table-row table:style-name="ro4">
          <table:table-cell table:number-columns-repeated="2"/>
          <table:table-cell table:style-name="ce17" office:value-type="string" calcext:value-type="string">
            <text:p>Получено</text:p>
          </table:table-cell>
          <table:table-cell table:style-name="ce19" table:formula="of:=[.D13]*4" office:value-type="float" office:value="112" calcext:value-type="float">
            <text:p>112</text:p>
          </table:table-cell>
          <table:table-cell table:style-name="ce19" table:formula="of:=[.E13]*33" office:value-type="float" office:value="495" calcext:value-type="float">
            <text:p>495</text:p>
          </table:table-cell>
          <table:table-cell table:style-name="ce19" table:formula="of:=[.F13]*5" office:value-type="float" office:value="80" calcext:value-type="float">
            <text:p>80</text:p>
          </table:table-cell>
          <table:table-cell table:style-name="ce22"/>
          <table:table-cell table:style-name="ce24"/>
          <table:table-cell table:number-columns-repeated="56"/>
        </table:table-row>
        <table:table-row table:style-name="ro4">
          <table:table-cell table:number-columns-repeated="2"/>
          <table:table-cell table:style-name="ce18" table:number-columns-repeated="5"/>
          <table:table-cell table:number-columns-repeated="57"/>
        </table:table-row>
        <table:table-row table:style-name="ro2">
          <table:table-cell/>
          <table:table-cell>
            <draw:frame table:end-cell-address="Аркуш3.G33" table:end-x="18.42mm" table:end-y="5.28mm" draw:z-index="0" draw:name="Chart 3" draw:style-name="gr1" draw:text-style-name="P1" svg:width="159.8mm" svg:height="99.21mm" svg:x="0mm" svg:y="0.53mm">
              <draw:object draw:notify-on-update-of-ranges="Аркуш3.C10:Аркуш3.C14 Аркуш3.D9:Аркуш3.D9 Аркуш3.D10:Аркуш3.D14 Аркуш3.E9:Аркуш3.E9 Аркуш3.E10:Аркуш3.E14 Аркуш3.F9:Аркуш3.F9 Аркуш3.F10:Аркуш3.F14 Аркуш3.G9:Аркуш3.G9 Аркуш3.G10:Аркуш3.G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Аркуш2" style:display-name="PageStyle_Аркуш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ркуш3" style:display-name="PageStyle_Аркуш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16T19:01:33.069000000</dc:date>
    <meta:editing-duration>PT26S</meta:editing-duration>
    <meta:editing-cycles>1</meta:editing-cycles>
    <meta:document-statistic meta:table-count="3" meta:cell-count="113" meta:object-count="3"/>
    <meta:generator>LibreOffice/6.3.1.2$Windows_x86 LibreOffice_project/b79626edf0065ac373bd1df5c28bd630b442427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1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1.483cm" svg:height="7.091cm" xlink:href=".." xlink:type="simple" chart:class="chart:bar" chart:style-name="ch1">
        <chart:legend chart:legend-position="end" svg:x="9.299cm" svg:y="2.499cm" style:legend-expansion="high" chart:style-name="ch2"/>
        <chart:plot-area chart:style-name="ch3" table:cell-range-address="Аркуш1.A11:Аркуш1.E17" chart:data-source-has-labels="both" svg:x="0.229cm" svg:y="0.141cm" svg:width="8.841cm" svg:height="6.809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215cm" svg:y="0.141cm" svg:width="7.844cm" svg:height="5.143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Аркуш1.A12:Аркуш1.A17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Аркуш1.B12:Аркуш1.B17" chart:label-cell-address="Аркуш1.B11:Аркуш1.B11" chart:class="chart:bar">
            <chart:data-point chart:repeated="6"/>
          </chart:series>
          <chart:series chart:style-name="ch8" chart:values-cell-range-address="Аркуш1.C12:Аркуш1.C17" chart:label-cell-address="Аркуш1.C11:Аркуш1.C11" chart:class="chart:bar">
            <chart:data-point chart:repeated="6"/>
          </chart:series>
          <chart:series chart:style-name="ch9" chart:values-cell-range-address="Аркуш1.D12:Аркуш1.D17" chart:label-cell-address="Аркуш1.D11:Аркуш1.D11" chart:class="chart:bar">
            <chart:data-point chart:repeated="6"/>
          </chart:series>
          <chart:series chart:style-name="ch10" chart:values-cell-range-address="Аркуш1.E12:Аркуш1.E17" chart:label-cell-address="Аркуш1.E11:Аркуш1.E11" chart:class="chart:bar">
            <chart:data-point chart:repeated="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Лимонад</text:p>
                <draw:g>
                  <svg:desc>Аркуш1.B11:Аркуш1.B11</svg:desc>
                </draw:g>
              </table:table-cell>
              <table:table-cell office:value-type="string">
                <text:p>Торт</text:p>
                <draw:g>
                  <svg:desc>Аркуш1.C11:Аркуш1.C11</svg:desc>
                </draw:g>
              </table:table-cell>
              <table:table-cell office:value-type="string">
                <text:p>Тик-так</text:p>
                <draw:g>
                  <svg:desc>Аркуш1.D11:Аркуш1.D11</svg:desc>
                </draw:g>
              </table:table-cell>
              <table:table-cell office:value-type="string">
                <text:p>Калории</text:p>
                <draw:g>
                  <svg:desc>Аркуш1.E11:Аркуш1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Аркуш1.A12:Аркуш1.A17</svg:desc>
                </draw:g>
              </table:table-cell>
              <table:table-cell office:value-type="float" office:value="5">
                <text:p>5</text:p>
                <draw:g>
                  <svg:desc>Аркуш1.B12:Аркуш1.B17</svg:desc>
                </draw:g>
              </table:table-cell>
              <table:table-cell office:value-type="float" office:value="4">
                <text:p>4</text:p>
                <draw:g>
                  <svg:desc>Аркуш1.C12:Аркуш1.C17</svg:desc>
                </draw:g>
              </table:table-cell>
              <table:table-cell office:value-type="float" office:value="20">
                <text:p>20</text:p>
                <draw:g>
                  <svg:desc>Аркуш1.D12:Аркуш1.D17</svg:desc>
                </draw:g>
              </table:table-cell>
              <table:table-cell office:value-type="float" office:value="715">
                <text:p>715</text:p>
                <draw:g>
                  <svg:desc>Аркуш1.E12:Аркуш1.E17</svg:desc>
                </draw:g>
              </table:table-cell>
            </table:table-row>
            <table:table-row>
              <table:table-cell office:value-type="string">
                <text:p>Мальвина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Дуремар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Всего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Калории</text:p>
              </table:table-cell>
              <table:table-cell office:value-type="float" office:value="150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9.208cm" svg:height="7.064cm" xlink:href=".." xlink:type="simple" chart:class="chart:circle" chart:style-name="ch1">
        <chart:legend chart:legend-position="end" svg:x="8.268cm" svg:y="2.486cm" style:legend-expansion="high" chart:style-name="ch2"/>
        <chart:plot-area chart:style-name="ch3" table:cell-range-address="Аркуш2.G9:Аркуш2.G12" svg:x="0.184cm" svg:y="0.141cm" svg:width="7.9cm" svg:height="6.782cm">
          <chartooo:coordinate-region svg:x="0.743cm" svg:y="0.142cm" svg:width="6.781cm" svg:height="6.781cm"/>
          <chart:axis chart:dimension="x" chart:name="primary-x" chart:style-name="ch4"/>
          <chart:axis chart:dimension="y" chart:name="primary-y" chart:style-name="ch5"/>
          <chart:series chart:style-name="ch6" chart:values-cell-range-address="Аркуш2.G9:Аркуш2.G12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Аркуш2.G9:Аркуш2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 LibreOffice_project/b79626edf0065ac373bd1df5c28bd630b442427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981cm" svg:height="9.922cm" xlink:href=".." xlink:type="simple" chart:class="chart:bar" chart:style-name="ch1">
        <chart:legend chart:legend-position="end" svg:x="12.395cm" svg:y="3.915cm" style:legend-expansion="high" chart:style-name="ch2"/>
        <chart:plot-area chart:style-name="ch3" table:cell-range-address="Аркуш3.C9:Аркуш3.G14" chart:data-source-has-labels="both" svg:x="0.319cm" svg:y="0.198cm" svg:width="11.757cm" svg:height="9.526cm">
          <chartooo:coordinate-region svg:x="1.126cm" svg:y="0.198cm" svg:width="10.95cm" svg:height="8.283cm"/>
          <chart:axis chart:dimension="x" chart:name="primary-x" chart:style-name="ch4" chartooo:axis-type="text">
            <chart:categories table:cell-range-address="Аркуш3.C10:Аркуш3.C14"/>
          </chart:axis>
          <chart:axis chart:dimension="y" chart:name="primary-y" chart:style-name="ch5"/>
          <chart:series chart:style-name="ch6" chart:values-cell-range-address="Аркуш3.D10:Аркуш3.D14" chart:label-cell-address="Аркуш3.D9:Аркуш3.D9" chart:class="chart:bar">
            <chart:data-point chart:repeated="5"/>
          </chart:series>
          <chart:series chart:style-name="ch7" chart:values-cell-range-address="Аркуш3.E10:Аркуш3.E14" chart:label-cell-address="Аркуш3.E9:Аркуш3.E9" chart:class="chart:bar">
            <chart:data-point chart:repeated="5"/>
          </chart:series>
          <chart:series chart:style-name="ch8" chart:values-cell-range-address="Аркуш3.F10:Аркуш3.F14" chart:label-cell-address="Аркуш3.F9:Аркуш3.F9" chart:class="chart:bar">
            <chart:data-point chart:repeated="5"/>
          </chart:series>
          <chart:series chart:style-name="ch9" chart:values-cell-range-address="Аркуш3.G10:Аркуш3.G14" chart:label-cell-address="Аркуш3.G9:Аркуш3.G9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ихотворение</text:p>
                <draw:g>
                  <svg:desc>Аркуш3.D9:Аркуш3.D9</svg:desc>
                </draw:g>
              </table:table-cell>
              <table:table-cell office:value-type="string">
                <text:p> Книги</text:p>
                <draw:g>
                  <svg:desc>Аркуш3.E9:Аркуш3.E9</svg:desc>
                </draw:g>
              </table:table-cell>
              <table:table-cell office:value-type="string">
                <text:p>Задачи</text:p>
                <draw:g>
                  <svg:desc>Аркуш3.F9:Аркуш3.F9</svg:desc>
                </draw:g>
              </table:table-cell>
              <table:table-cell office:value-type="string">
                <text:p>Получено конфет</text:p>
                <draw:g>
                  <svg:desc>Аркуш3.G9:Аркуш3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Аркуш3.C10:Аркуш3.C14</svg:desc>
                </draw:g>
              </table:table-cell>
              <table:table-cell office:value-type="float" office:value="3">
                <text:p>3</text:p>
                <draw:g>
                  <svg:desc>Аркуш3.D10:Аркуш3.D14</svg:desc>
                </draw:g>
              </table:table-cell>
              <table:table-cell office:value-type="float" office:value="2">
                <text:p>2</text:p>
                <draw:g>
                  <svg:desc>Аркуш3.E10:Аркуш3.E14</svg:desc>
                </draw:g>
              </table:table-cell>
              <table:table-cell office:value-type="float" office:value="1">
                <text:p>1</text:p>
                <draw:g>
                  <svg:desc>Аркуш3.F10:Аркуш3.F14</svg:desc>
                </draw:g>
              </table:table-cell>
              <table:table-cell office:value-type="float" office:value="83">
                <text:p>83</text:p>
                <draw:g>
                  <svg:desc>Аркуш3.G10:Аркуш3.G14</svg:desc>
                </draw:g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Пудель Артемон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Всего: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Получено</text:p>
              </table:table-cell>
              <table:table-cell office:value-type="float" office:value="112">
                <text:p>112</text:p>
              </table:table-cell>
              <table:table-cell office:value-type="float" office:value="495">
                <text:p>49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 LibreOffice_project/b79626edf0065ac373bd1df5c28bd630b4424273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